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3cm" svg:height="0.82cm" draw:z-index="0"><draw:image xlink:href="../../odt_eng/images/011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Data import from exchange fil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51cm" svg:height="1.24cm" draw:z-index="0"><draw:image xlink:href="../../odt_eng/images/011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s intended to read out data from binary exchange file. Read-out is implemented with a preset interval. Number of read-out signals is equal to the sum of output dimensions.</text:p>
            <text:p text:style-name="Text_20_body"><text:span text:style-name="Основной_20_шрифт_20_абзаца"><text:span text:style-name="T1">Exchange file </text:span></text:span><text:span text:style-name="Основной_20_шрифт_20_абзаца"><text:span text:style-name="T3">format </text:span></text:span><text:span text:style-name="Основной_20_шрифт_20_абзаца"><text:span text:style-name="T1">is as follows:</text:span></text:span></text:p>
            <text:p text:style-name="P4">[data number N – int32][value 1 – real 8]….[value N – real 8]</text:p>
            <text:p text:style-name="P5"/>
            <text:p text:style-name="Text_20_body"><text:span text:style-name="Основной_20_шрифт_20_абзаца"><text:span text:style-name="T1">Unit </text:span></text:span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8242622183102650727" text:style-name="L1">
              <text:list-item>
                <text:p text:style-name="P7">Output dimensions array – dimensions of unit outputs.</text:p>
              </text:list-item>
              <text:list-item>
                <text:p text:style-name="P7">Output initial values array – dimensions of outputs with t=0 if property “Initial state = From array”.</text:p>
              </text:list-item>
              <text:list-item>
                <text:p text:style-name="P7">Import data file – relative path to the data exchange file.</text:p>
              </text:list-item>
              <text:list-item>
                <text:p text:style-name="P7">Synchronize data exchange – if the flag is set to “Yes” the unit automatically delays the calculation, if number of data in the exchange file = 0. After reading out this unit will record the number of exchange file data as = 0</text:p>
              </text:list-item>
              <text:list-item>
                <text:p text:style-name="P7">Data exchange interval – an interval the data is read out from the exchange file.</text:p>
              </text:list-item>
              <text:list-item>
                <text:p text:style-name="P7">Stop against flag on exchange file – if the flag is set to “Yes” then the unit automatically stops the calculation, if number of data in the exchange file &lt; 0.</text:p>
              </text:list-item>
              <text:list-item>
                <text:p text:style-name="P7">Initial state – a flag indicating where initial values for unit outputs should be taken from.</text:p>
              </text:list-item>
              <text:list-item>
                <text:p text:style-name="P7">Waiting interval – interval of delay in milliseconds during synchronization of the unit.</text:p>
              </text:list-item>
            </text:list>
            <text:p text:style-name="P4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орт данных из файла обмена</dc:title>
    <meta:creation-date>2012-04-18T11:01:00Z</meta:creation-date>
    <dc:date>2012-04-25T10:08:03.46</dc:date>
    <meta:editing-cycles>7</meta:editing-cycles>
    <meta:editing-duration>PT6H56M20S</meta:editing-duration>
    <meta:document-statistic meta:table-count="1" meta:image-count="2" meta:object-count="0" meta:page-count="1" meta:paragraph-count="18" meta:word-count="226" meta:character-count="122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6.odt/Normal.dotm"/>
  </office:meta>
</office:document-meta>
</file>